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David" svg:font-family="David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1" style:family="table">
      <style:table-properties style:width="6.2861in" fo:margin-left="0.4104in" table:align="left" style:writing-mode="rl-tb"/>
    </style:style>
    <style:style style:name="Table1.A" style:family="table-column">
      <style:table-column-properties style:column-width="0.3188in"/>
    </style:style>
    <style:style style:name="Table1.B" style:family="table-column">
      <style:table-column-properties style:column-width="1.8153in"/>
    </style:style>
    <style:style style:name="Table1.C" style:family="table-column">
      <style:table-column-properties style:column-width="2.1208in"/>
    </style:style>
    <style:style style:name="Table1.D" style:family="table-column">
      <style:table-column-properties style:column-width="2.0313in"/>
    </style:style>
    <style:style style:name="Table1.A1" style:family="table-cell">
      <style:table-cell-properties style:writing-mode="page"/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style:use-window-font-color="true" loext:opacity="0%" officeooo:paragraph-rsid="062aa247"/>
    </style:style>
    <style:style style:name="P4" style:family="paragraph" style:parent-style-name="Heading_20_2">
      <style:text-properties style:use-window-font-color="true" loext:opacity="0%" officeooo:paragraph-rsid="0656e34b"/>
    </style:style>
    <style:style style:name="P5" style:family="paragraph" style:parent-style-name="Heading_20_2">
      <style:text-properties style:use-window-font-color="true" loext:opacity="0%" officeooo:paragraph-rsid="0682e952"/>
    </style:style>
    <style:style style:name="P6" style:family="paragraph" style:parent-style-name="Heading_20_2">
      <style:text-properties officeooo:paragraph-rsid="0691a6c2"/>
    </style:style>
    <style:style style:name="P7" style:family="paragraph" style:parent-style-name="Heading_20_2">
      <style:text-properties officeooo:paragraph-rsid="063f828d"/>
    </style:style>
    <style:style style:name="P8" style:family="paragraph" style:parent-style-name="Heading_20_2">
      <style:text-properties officeooo:paragraph-rsid="069eef1d"/>
    </style:style>
    <style:style style:name="P9" style:family="paragraph" style:parent-style-name="Standard">
      <style:text-properties style:use-window-font-color="true" loext:opacity="0%" officeooo:paragraph-rsid="065b97c2"/>
    </style:style>
    <style:style style:name="P10" style:family="paragraph" style:parent-style-name="Standard">
      <style:text-properties style:use-window-font-color="true" loext:opacity="0%" style:font-name="Monospace" officeooo:rsid="0626422c" officeooo:paragraph-rsid="062aa247" style:font-size-asian="10.5pt" style:font-name-complex="David CLM" style:font-weight-complex="normal"/>
    </style:style>
    <style:style style:name="P11" style:family="paragraph" style:parent-style-name="Standard">
      <style:text-properties style:use-window-font-color="true" loext:opacity="0%" style:font-name="Monospace" officeooo:rsid="0628aa40" officeooo:paragraph-rsid="062aa247" style:font-size-asian="10.5pt" style:font-name-complex="David CLM" style:font-weight-complex="normal"/>
    </style:style>
    <style:style style:name="P12" style:family="paragraph" style:parent-style-name="Standard">
      <style:text-properties style:use-window-font-color="true" loext:opacity="0%" officeooo:rsid="0628aa40" officeooo:paragraph-rsid="065c7a5d"/>
    </style:style>
    <style:style style:name="P13" style:family="paragraph" style:parent-style-name="Standard">
      <style:text-properties style:use-window-font-color="true" loext:opacity="0%" officeooo:rsid="0628aa40" officeooo:paragraph-rsid="062aa247"/>
    </style:style>
    <style:style style:name="P14" style:family="paragraph" style:parent-style-name="Standard">
      <style:text-properties style:use-window-font-color="true" loext:opacity="0%" style:font-name="David" fo:language="en" fo:country="US" officeooo:rsid="06693306" officeooo:paragraph-rsid="06693306"/>
    </style:style>
    <style:style style:name="P15" style:family="paragraph" style:parent-style-name="Standard">
      <style:text-properties style:use-window-font-color="true" loext:opacity="0%" style:font-name="David" officeooo:paragraph-rsid="063f828d"/>
    </style:style>
    <style:style style:name="P16" style:family="paragraph" style:parent-style-name="Standard">
      <style:text-properties style:use-window-font-color="true" loext:opacity="0%" style:font-name="David" officeooo:rsid="064d53b4" officeooo:paragraph-rsid="064d53b4"/>
    </style:style>
    <style:style style:name="P17" style:family="paragraph" style:parent-style-name="Standard">
      <style:text-properties style:use-window-font-color="true" loext:opacity="0%" officeooo:paragraph-rsid="063f828d"/>
    </style:style>
    <style:style style:name="P18" style:family="paragraph" style:parent-style-name="Standard">
      <style:text-properties style:use-window-font-color="true" loext:opacity="0%" officeooo:paragraph-rsid="06990f20"/>
    </style:style>
    <style:style style:name="P19" style:family="paragraph" style:parent-style-name="Standard">
      <style:text-properties officeooo:paragraph-rsid="063f828d"/>
    </style:style>
    <style:style style:name="P20" style:family="paragraph" style:parent-style-name="Standard">
      <style:text-properties officeooo:paragraph-rsid="0656e34b"/>
    </style:style>
    <style:style style:name="P21" style:family="paragraph" style:parent-style-name="Standard">
      <style:text-properties officeooo:paragraph-rsid="06990f20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68bd9c8" officeooo:paragraph-rsid="0691a6c2" style:font-weight-asian="bold" style:font-weight-complex="bold"/>
    </style:style>
    <style:style style:name="P23" style:family="paragraph" style:parent-style-name="Table_20_Contents">
      <style:text-properties fo:font-weight="bold" officeooo:rsid="068bd9c8" officeooo:paragraph-rsid="0691a6c2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officeooo:rsid="068d086f" officeooo:paragraph-rsid="0691a6c2"/>
    </style:style>
    <style:style style:name="P25" style:family="paragraph" style:parent-style-name="Table_20_Contents">
      <style:paragraph-properties fo:text-align="center" style:justify-single-word="false"/>
      <style:text-properties style:font-name="Monospace" officeooo:rsid="068d086f" officeooo:paragraph-rsid="0691a6c2" style:font-size-asian="10.5pt" style:font-name-complex="David CLM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officeooo:rsid="068d60cc" officeooo:paragraph-rsid="0691a6c2"/>
    </style:style>
    <style:style style:name="P27" style:family="paragraph" style:parent-style-name="Table_20_Contents">
      <style:text-properties officeooo:paragraph-rsid="0691a6c2"/>
    </style:style>
    <style:style style:name="P28" style:family="paragraph" style:parent-style-name="Text_20_body">
      <style:paragraph-properties fo:line-height="100%"/>
      <style:text-properties style:use-window-font-color="true" loext:opacity="0%" officeooo:paragraph-rsid="04af6545"/>
    </style:style>
    <style:style style:name="P29" style:family="paragraph" style:parent-style-name="Text_20_body">
      <style:text-properties style:use-window-font-color="true" loext:opacity="0%" officeooo:rsid="067f5003" officeooo:paragraph-rsid="0691a6c2"/>
    </style:style>
    <style:style style:name="P30" style:family="paragraph" style:parent-style-name="Text_20_body">
      <style:paragraph-properties fo:line-height="100%"/>
      <style:text-properties style:use-window-font-color="true" loext:opacity="0%" style:font-name="David" officeooo:rsid="06a19b24" officeooo:paragraph-rsid="06a19b24"/>
    </style:style>
    <style:style style:name="P31" style:family="paragraph" style:parent-style-name="Text_20_body">
      <style:paragraph-properties fo:line-height="100%"/>
      <style:text-properties officeooo:paragraph-rsid="0686379c"/>
    </style:style>
    <style:style style:name="P32" style:family="paragraph" style:parent-style-name="Text_20_body">
      <style:paragraph-properties fo:line-height="100%"/>
      <style:text-properties officeooo:paragraph-rsid="069eef1d"/>
    </style:style>
    <style:style style:name="P33" style:family="paragraph" style:parent-style-name="Text_20_body">
      <style:text-properties officeooo:paragraph-rsid="0691a6c2"/>
    </style:style>
    <style:style style:name="P34" style:family="paragraph" style:parent-style-name="Text_20_body">
      <style:paragraph-properties fo:line-height="100%" fo:text-align="end" style:justify-single-word="false" style:writing-mode="rl-tb"/>
      <style:text-properties officeooo:paragraph-rsid="0686379c"/>
    </style:style>
    <style:style style:name="P35" style:family="paragraph" style:parent-style-name="Text_20_body">
      <style:paragraph-properties fo:line-height="100%" fo:text-align="end" style:justify-single-word="false" style:writing-mode="rl-tb"/>
      <style:text-properties officeooo:paragraph-rsid="0698ae78"/>
    </style:style>
    <style:style style:name="P36" style:family="paragraph" style:parent-style-name="Text_20_body">
      <style:paragraph-properties fo:text-align="end" style:justify-single-word="false" style:writing-mode="rl-tb"/>
      <style:text-properties style:use-window-font-color="true" loext:opacity="0%" officeooo:rsid="067f5003" officeooo:paragraph-rsid="0691a6c2"/>
    </style:style>
    <style:style style:name="P37" style:family="paragraph" style:parent-style-name="Text_20_body">
      <style:paragraph-properties fo:line-height="100%"/>
      <style:text-properties style:use-window-font-color="true" loext:opacity="0%" fo:language="en" fo:country="US" fo:font-weight="normal" officeooo:rsid="06d40058" officeooo:paragraph-rsid="06877d8d" style:font-weight-asian="normal" style:font-weight-complex="normal"/>
    </style:style>
    <style:style style:name="P38" style:family="paragraph" style:parent-style-name="Text_20_body">
      <style:text-properties style:use-window-font-color="true" loext:opacity="0%" officeooo:rsid="067e1280" officeooo:paragraph-rsid="0691a6c2"/>
    </style:style>
    <style:style style:name="P39" style:family="paragraph" style:parent-style-name="Heading_20_1">
      <style:paragraph-properties fo:line-height="100%"/>
      <style:text-properties style:use-window-font-color="true" loext:opacity="0%" officeooo:paragraph-rsid="04af6545"/>
    </style:style>
    <style:style style:name="P40" style:family="paragraph" style:parent-style-name="Standard" style:list-style-name="L1">
      <style:text-properties style:use-window-font-color="true" loext:opacity="0%" officeooo:paragraph-rsid="065c7a5d"/>
    </style:style>
    <style:style style:name="P41" style:family="paragraph" style:parent-style-name="Standard">
      <style:text-properties style:use-window-font-color="true" loext:opacity="0%" style:font-name="David" fo:language="en" fo:country="US" officeooo:rsid="0656e34b" officeooo:paragraph-rsid="0656e34b" style:font-size-asian="10.5pt" style:font-name-complex="David CLM" style:font-weight-complex="normal"/>
    </style:style>
    <style:style style:name="P42" style:family="paragraph" style:parent-style-name="Standard">
      <style:text-properties style:use-window-font-color="true" loext:opacity="0%" style:font-name="David" fo:language="en" fo:country="US" officeooo:rsid="0656e34b" officeooo:paragraph-rsid="06990f20" style:font-size-asian="10.5pt" style:font-name-complex="David CLM" style:font-weight-complex="normal"/>
    </style:style>
    <style:style style:name="T1" style:family="text">
      <style:text-properties officeooo:rsid="05226f8d"/>
    </style:style>
    <style:style style:name="T2" style:family="text">
      <style:text-properties officeooo:rsid="04af6545"/>
    </style:style>
    <style:style style:name="T3" style:family="text">
      <style:text-properties officeooo:rsid="056dcf64"/>
    </style:style>
    <style:style style:name="T4" style:family="text">
      <style:text-properties style:font-name="Liberation Sans" fo:font-size="21pt" fo:font-weight="bold" officeooo:rsid="0618f141" style:font-name-asian="Noto Sans CJK SC Regular" style:font-size-asian="18.2000007629395pt" style:font-weight-asian="bold" style:font-name-complex="Nachlieli CLM1" style:font-size-complex="21pt" style:font-weight-complex="bold"/>
    </style:style>
    <style:style style:name="T5" style:family="text">
      <style:text-properties officeooo:rsid="0678730a"/>
    </style:style>
    <style:style style:name="T6" style:family="text">
      <style:text-properties officeooo:rsid="06255ca3"/>
    </style:style>
    <style:style style:name="T7" style:family="text">
      <style:text-properties style:font-name="Monospace" fo:font-size="12pt" fo:font-style="normal" fo:font-weight="normal" officeooo:rsid="062aa247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8" style:family="text">
      <style:text-properties style:font-name="Monospace" fo:font-size="12pt" fo:font-style="normal" fo:font-weight="normal" officeooo:rsid="0626422c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9" style:family="text">
      <style:text-properties style:font-name="Monospace" fo:font-size="12pt" fo:font-style="normal" fo:font-weight="normal" officeooo:rsid="066accd5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0" style:family="text">
      <style:text-properties style:font-name="Monospace" fo:font-size="12pt" fo:font-style="normal" fo:font-weight="normal" officeooo:rsid="0656e34b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1" style:family="text">
      <style:text-properties style:font-name="Monospace" fo:font-size="12pt" fo:font-style="normal" fo:font-weight="normal" officeooo:rsid="067b8c4e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2" style:family="text">
      <style:text-properties style:font-name="Monospace" fo:font-size="12pt" fo:font-style="normal" fo:font-weight="normal" officeooo:rsid="0618f141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3" style:family="text">
      <style:text-properties style:font-name="Monospace" fo:font-size="12pt" fo:font-style="normal" fo:font-weight="normal" officeooo:rsid="06990f20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4" style:family="text">
      <style:text-properties style:font-name="Monospace" style:font-size-asian="10.5pt" style:font-name-complex="David CLM" style:font-weight-complex="normal"/>
    </style:style>
    <style:style style:name="T15" style:family="text">
      <style:text-properties style:font-name="Monospace" officeooo:rsid="0626422c" style:font-size-asian="10.5pt" style:font-name-complex="David CLM" style:font-weight-complex="normal"/>
    </style:style>
    <style:style style:name="T16" style:family="text">
      <style:text-properties style:font-name="Monospace" officeooo:rsid="062779da" style:font-size-asian="10.5pt" style:font-name-complex="David CLM" style:font-weight-complex="normal"/>
    </style:style>
    <style:style style:name="T17" style:family="text">
      <style:text-properties style:font-name="Monospace" officeooo:rsid="065b97c2" style:font-size-asian="10.5pt" style:font-name-complex="David CLM" style:font-weight-complex="normal"/>
    </style:style>
    <style:style style:name="T18" style:family="text">
      <style:text-properties style:font-name="Monospace" officeooo:rsid="06299f58" style:font-size-asian="10.5pt" style:font-name-complex="David CLM" style:font-weight-complex="normal"/>
    </style:style>
    <style:style style:name="T19" style:family="text">
      <style:text-properties style:font-name="Monospace" fo:font-weight="bold" officeooo:rsid="065b97c2" style:font-size-asian="10.5pt" style:font-weight-asian="bold" style:font-name-complex="David CLM" style:font-weight-complex="bold"/>
    </style:style>
    <style:style style:name="T20" style:family="text">
      <style:text-properties style:font-name="Monospace" fo:font-weight="bold" officeooo:rsid="065b97c2" style:font-size-asian="10.5pt" style:font-weight-asian="bold" style:font-name-complex="David CLM" style:font-weight-complex="normal"/>
    </style:style>
    <style:style style:name="T21" style:family="text">
      <style:text-properties officeooo:rsid="06737673"/>
    </style:style>
    <style:style style:name="T22" style:family="text">
      <style:text-properties officeooo:rsid="0626422c"/>
    </style:style>
    <style:style style:name="T23" style:family="text">
      <style:text-properties style:font-name="David"/>
    </style:style>
    <style:style style:name="T24" style:family="text">
      <style:text-properties style:font-name="David" fo:language="en" fo:country="US" officeooo:rsid="0656e34b" style:font-size-asian="10.5pt" style:font-name-complex="David CLM" style:font-weight-complex="normal"/>
    </style:style>
    <style:style style:name="T25" style:family="text">
      <style:text-properties style:font-name="David" fo:language="en" fo:country="US" fo:font-weight="bold" officeooo:rsid="0656e34b" style:font-size-asian="10.5pt" style:font-weight-asian="bold" style:font-name-complex="David CLM" style:font-weight-complex="bold"/>
    </style:style>
    <style:style style:name="T26" style:family="text">
      <style:text-properties style:font-name="David" officeooo:rsid="06407c16"/>
    </style:style>
    <style:style style:name="T27" style:family="text">
      <style:text-properties style:font-name="David" officeooo:rsid="064456df"/>
    </style:style>
    <style:style style:name="T28" style:family="text">
      <style:text-properties style:font-name="David" fo:font-style="italic" style:font-style-asian="italic" style:font-style-complex="italic"/>
    </style:style>
    <style:style style:name="T29" style:family="text">
      <style:text-properties style:font-name="David" fo:font-style="italic" officeooo:rsid="06407c16" style:font-style-asian="italic" style:font-style-complex="italic"/>
    </style:style>
    <style:style style:name="T30" style:family="text">
      <style:text-properties style:font-name="David" officeooo:rsid="06435662"/>
    </style:style>
    <style:style style:name="T31" style:family="text">
      <style:text-properties style:font-name="David" officeooo:rsid="066cc2c3"/>
    </style:style>
    <style:style style:name="T32" style:family="text">
      <style:text-properties officeooo:rsid="06213d5c"/>
    </style:style>
    <style:style style:name="T33" style:family="text">
      <style:text-properties officeooo:rsid="066cc2c3"/>
    </style:style>
    <style:style style:name="T34" style:family="text">
      <style:text-properties style:use-window-font-color="true" loext:opacity="0%"/>
    </style:style>
    <style:style style:name="T35" style:family="text">
      <style:text-properties style:use-window-font-color="true" loext:opacity="0%" style:font-name="David"/>
    </style:style>
    <style:style style:name="T36" style:family="text">
      <style:text-properties style:use-window-font-color="true" loext:opacity="0%" style:font-name="David" officeooo:rsid="066cc2c3"/>
    </style:style>
    <style:style style:name="T37" style:family="text">
      <style:text-properties style:use-window-font-color="true" loext:opacity="0%" style:font-name="David" officeooo:rsid="0642138f" style:font-size-asian="10.5pt" style:font-name-complex="David CLM" style:font-weight-complex="normal"/>
    </style:style>
    <style:style style:name="T38" style:family="text">
      <style:text-properties style:use-window-font-color="true" loext:opacity="0%" style:font-name="David" officeooo:rsid="0646251d" style:font-size-asian="10.5pt" style:font-name-complex="David CLM" style:font-weight-complex="normal"/>
    </style:style>
    <style:style style:name="T39" style:family="text">
      <style:text-properties style:use-window-font-color="true" loext:opacity="0%" style:font-name="David" fo:language="en" fo:country="US" officeooo:rsid="0646251d" style:font-size-asian="10.5pt" style:font-name-complex="David CLM" style:font-weight-complex="normal"/>
    </style:style>
    <style:style style:name="T40" style:family="text">
      <style:text-properties style:use-window-font-color="true" loext:opacity="0%" style:font-name="David" fo:language="en" fo:country="US" officeooo:rsid="06990f20" style:font-size-asian="10.5pt" style:font-name-complex="David CLM" style:font-weight-complex="normal"/>
    </style:style>
    <style:style style:name="T41" style:family="text">
      <style:text-properties style:use-window-font-color="true" loext:opacity="0%" style:font-name="David" fo:language="en" fo:country="US" officeooo:rsid="06561767" style:font-size-asian="10.5pt" style:font-name-complex="David CLM" style:font-weight-complex="normal"/>
    </style:style>
    <style:style style:name="T42" style:family="text">
      <style:text-properties style:use-window-font-color="true" loext:opacity="0%" style:font-name="David" fo:language="en" fo:country="US" officeooo:rsid="0656e34b" style:font-size-asian="10.5pt" style:font-name-complex="David CLM" style:font-weight-complex="normal"/>
    </style:style>
    <style:style style:name="T43" style:family="text">
      <style:text-properties style:use-window-font-color="true" loext:opacity="0%" fo:language="en" fo:country="US" officeooo:rsid="06848bb3"/>
    </style:style>
    <style:style style:name="T44" style:family="text">
      <style:text-properties style:use-window-font-color="true" loext:opacity="0%" fo:language="en" fo:country="US" officeooo:rsid="06d1e70e"/>
    </style:style>
    <style:style style:name="T45" style:family="text">
      <style:text-properties style:use-window-font-color="true" loext:opacity="0%" fo:language="en" fo:country="US" officeooo:rsid="07489d36"/>
    </style:style>
    <style:style style:name="T46" style:family="text">
      <style:text-properties style:use-window-font-color="true" loext:opacity="0%" fo:language="en" fo:country="US" fo:font-weight="bold" officeooo:rsid="06848bb3" style:font-weight-asian="bold" style:font-weight-complex="bold"/>
    </style:style>
    <style:style style:name="T47" style:family="text">
      <style:text-properties style:use-window-font-color="true" loext:opacity="0%" fo:language="en" fo:country="US" fo:font-weight="bold" officeooo:rsid="06d1e70e" style:font-weight-asian="bold" style:font-weight-complex="bold"/>
    </style:style>
    <style:style style:name="T48" style:family="text">
      <style:text-properties style:use-window-font-color="true" loext:opacity="0%" fo:language="en" fo:country="US" officeooo:rsid="0686379c"/>
    </style:style>
    <style:style style:name="T49" style:family="text">
      <style:text-properties style:use-window-font-color="true" loext:opacity="0%" fo:language="en" fo:country="US" fo:font-weight="normal" officeooo:rsid="06848bb3" style:font-weight-asian="normal" style:font-weight-complex="normal"/>
    </style:style>
    <style:style style:name="T50" style:family="text">
      <style:text-properties style:use-window-font-color="true" loext:opacity="0%" fo:language="en" fo:country="US" fo:font-weight="normal" officeooo:rsid="06d1e70e" style:font-weight-asian="normal" style:font-weight-complex="normal"/>
    </style:style>
    <style:style style:name="T51" style:family="text">
      <style:text-properties style:use-window-font-color="true" loext:opacity="0%" fo:language="en" fo:country="US" fo:font-weight="normal" officeooo:rsid="06877d8d" style:font-weight-asian="normal" style:font-weight-complex="normal"/>
    </style:style>
    <style:style style:name="T52" style:family="text">
      <style:text-properties style:use-window-font-color="true" loext:opacity="0%" fo:language="en" fo:country="US" fo:font-weight="normal" officeooo:rsid="06d40058" style:font-weight-asian="normal" style:font-weight-complex="normal"/>
    </style:style>
    <style:style style:name="T53" style:family="text">
      <style:text-properties style:use-window-font-color="true" loext:opacity="0%" fo:language="en" fo:country="US" fo:font-weight="normal" officeooo:rsid="06d383f2" style:font-weight-asian="normal" style:font-weight-complex="normal"/>
    </style:style>
    <style:style style:name="T54" style:family="text">
      <style:text-properties style:use-window-font-color="true" loext:opacity="0%" fo:language="en" fo:country="US" fo:font-weight="normal" officeooo:rsid="0693ebbe" style:font-weight-asian="normal" style:font-weight-complex="normal"/>
    </style:style>
    <style:style style:name="T55" style:family="text">
      <style:text-properties style:use-window-font-color="true" loext:opacity="0%" fo:language="en" fo:country="US" fo:font-weight="normal" officeooo:rsid="069eef1d" style:font-weight-asian="normal" style:font-weight-complex="normal"/>
    </style:style>
    <style:style style:name="T56" style:family="text">
      <style:text-properties style:use-window-font-color="true" loext:opacity="0%" fo:language="en" fo:country="US" officeooo:rsid="069eef1d"/>
    </style:style>
    <style:style style:name="T57" style:family="text">
      <style:text-properties style:use-window-font-color="true" loext:opacity="0%" fo:language="en" fo:country="US" officeooo:rsid="06a03311"/>
    </style:style>
    <style:style style:name="T58" style:family="text">
      <style:text-properties style:use-window-font-color="true" loext:opacity="0%" fo:language="en" fo:country="US" officeooo:rsid="06a19b24"/>
    </style:style>
    <style:style style:name="T59" style:family="text">
      <style:text-properties style:use-window-font-color="true" loext:opacity="0%" style:font-name="Monospace" fo:language="en" fo:country="US" officeooo:rsid="0686379c" style:font-size-asian="10.5pt" style:font-name-complex="David CLM" style:font-weight-complex="normal"/>
    </style:style>
    <style:style style:name="T60" style:family="text">
      <style:text-properties style:use-window-font-color="true" loext:opacity="0%" style:font-name="Monospace" fo:language="en" fo:country="US" officeooo:rsid="069eef1d" style:font-size-asian="10.5pt" style:font-name-complex="David CLM" style:font-weight-complex="normal"/>
    </style:style>
    <style:style style:name="T61" style:family="text">
      <style:text-properties style:use-window-font-color="true" loext:opacity="0%" style:font-name="Monospace" fo:language="en" fo:country="US" officeooo:rsid="06a03311" style:font-size-asian="10.5pt" style:font-name-complex="David CLM" style:font-weight-complex="normal"/>
    </style:style>
    <style:style style:name="T62" style:family="text">
      <style:text-properties style:use-window-font-color="true" loext:opacity="0%" style:font-name="Monospace" fo:language="en" fo:country="US" officeooo:rsid="06848bb3" style:font-size-asian="10.5pt" style:font-name-complex="David CLM" style:font-weight-complex="normal"/>
    </style:style>
    <style:style style:name="T63" style:family="text">
      <style:text-properties style:use-window-font-color="true" loext:opacity="0%" style:font-name="Monospace" fo:language="en" fo:country="US" officeooo:rsid="069acc83" style:font-size-asian="10.5pt" style:font-name-complex="David CLM" style:font-weight-complex="normal"/>
    </style:style>
    <style:style style:name="T64" style:family="text">
      <style:text-properties style:use-window-font-color="true" loext:opacity="0%" style:font-name="Monospace" fo:language="en" fo:country="US" fo:font-weight="normal" officeooo:rsid="06a03311" style:font-size-asian="10.5pt" style:font-weight-asian="normal" style:font-name-complex="David CLM" style:font-weight-complex="normal"/>
    </style:style>
    <style:style style:name="T65" style:family="text">
      <style:text-properties style:use-window-font-color="true" loext:opacity="0%" style:font-name="Monospace" fo:language="en" fo:country="US" fo:font-weight="normal" officeooo:rsid="06877d8d" style:font-size-asian="10.5pt" style:font-weight-asian="normal" style:font-name-complex="David CLM" style:font-weight-complex="normal"/>
    </style:style>
    <style:style style:name="T66" style:family="text">
      <style:text-properties style:use-window-font-color="true" loext:opacity="0%" style:font-name="Monospace" fo:language="en" fo:country="US" fo:font-weight="normal" officeooo:rsid="06d40058" style:font-size-asian="10.5pt" style:font-weight-asian="normal" style:font-name-complex="David CLM" style:font-weight-complex="normal"/>
    </style:style>
    <style:style style:name="T67" style:family="text">
      <style:text-properties style:use-window-font-color="true" loext:opacity="0%" style:font-name="Monospace" fo:language="en" fo:country="US" fo:font-weight="normal" officeooo:rsid="0688c8e8" style:font-size-asian="10.5pt" style:font-weight-asian="normal" style:font-name-complex="David CLM" style:font-weight-complex="normal"/>
    </style:style>
    <style:style style:name="T68" style:family="text">
      <style:text-properties style:use-window-font-color="true" loext:opacity="0%" style:font-name="Monospace" fo:language="en" fo:country="US" fo:font-weight="normal" officeooo:rsid="0693ebbe" style:font-size-asian="10.5pt" style:font-weight-asian="normal" style:font-name-complex="David CLM" style:font-weight-complex="normal"/>
    </style:style>
    <style:style style:name="T69" style:family="text">
      <style:text-properties style:use-window-font-color="true" loext:opacity="0%" style:font-name="Monospace" fo:language="en" fo:country="US" fo:font-weight="normal" officeooo:rsid="0695e0fd" style:font-size-asian="10.5pt" style:font-weight-asian="normal" style:font-name-complex="David CLM" style:font-weight-complex="normal"/>
    </style:style>
    <style:style style:name="T70" style:family="text">
      <style:text-properties style:use-window-font-color="true" loext:opacity="0%" style:font-name="Monospace" fo:language="en" fo:country="US" fo:font-weight="normal" officeooo:rsid="0697bd02" style:font-size-asian="10.5pt" style:font-weight-asian="normal" style:font-name-complex="David CLM" style:font-weight-complex="normal"/>
    </style:style>
    <style:style style:name="T71" style:family="text">
      <style:text-properties style:use-window-font-color="true" loext:opacity="0%" style:font-name="Monospace" fo:language="en" fo:country="US" fo:font-weight="normal" officeooo:rsid="0698ae78" style:font-size-asian="10.5pt" style:font-weight-asian="normal" style:font-name-complex="David CLM" style:font-weight-complex="normal"/>
    </style:style>
    <style:style style:name="T72" style:family="text">
      <style:text-properties style:use-window-font-color="true" loext:opacity="0%" style:font-name="Monospace" fo:language="en" fo:country="US" fo:font-weight="bold" officeooo:rsid="06877d8d" style:font-size-asian="10.5pt" style:font-weight-asian="bold" style:font-name-complex="David CLM" style:font-weight-complex="bold"/>
    </style:style>
    <style:style style:name="T73" style:family="text">
      <style:text-properties style:use-window-font-color="true" loext:opacity="0%" style:font-name="Monospace" officeooo:rsid="06877d8d" style:font-size-asian="10.5pt" style:font-name-complex="David CLM" style:font-weight-complex="normal"/>
    </style:style>
    <style:style style:name="T74" style:family="text">
      <style:text-properties style:use-window-font-color="true" loext:opacity="0%" style:font-name="Monospace" officeooo:rsid="068f3e79" style:font-size-asian="10.5pt" style:font-name-complex="David CLM" style:font-weight-complex="normal"/>
    </style:style>
    <style:style style:name="T75" style:family="text">
      <style:text-properties style:use-window-font-color="true" loext:opacity="0%" style:font-name="Monospace" officeooo:rsid="06907e30" style:font-size-asian="10.5pt" style:font-name-complex="David CLM" style:font-weight-complex="normal"/>
    </style:style>
    <style:style style:name="T76" style:family="text">
      <style:text-properties style:use-window-font-color="true" loext:opacity="0%" style:font-name="Monospace" fo:font-size="12pt" fo:font-style="normal" fo:font-weight="normal" officeooo:rsid="069d2788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77" style:family="text">
      <style:text-properties style:use-window-font-color="true" loext:opacity="0%" officeooo:rsid="0686379c"/>
    </style:style>
    <style:style style:name="T78" style:family="text">
      <style:text-properties style:use-window-font-color="true" loext:opacity="0%" officeooo:rsid="06877d8d"/>
    </style:style>
    <style:style style:name="T79" style:family="text">
      <style:text-properties style:use-window-font-color="true" loext:opacity="0%" officeooo:rsid="067e1280"/>
    </style:style>
    <style:style style:name="T80" style:family="text">
      <style:text-properties style:use-window-font-color="true" loext:opacity="0%" officeooo:rsid="067f5003"/>
    </style:style>
    <style:style style:name="T81" style:family="text">
      <style:text-properties style:use-window-font-color="true" loext:opacity="0%" officeooo:rsid="068f3e79"/>
    </style:style>
    <style:style style:name="T82" style:family="text">
      <style:text-properties style:use-window-font-color="true" loext:opacity="0%" officeooo:rsid="04af6545"/>
    </style:style>
    <style:style style:name="T83" style:family="text">
      <style:text-properties style:use-window-font-color="true" loext:opacity="0%" officeooo:rsid="068291e8"/>
    </style:style>
    <style:style style:name="T84" style:family="text">
      <style:text-properties style:use-window-font-color="true" loext:opacity="0%" officeooo:rsid="069eef1d"/>
    </style:style>
    <style:style style:name="T85" style:family="text">
      <style:text-properties officeooo:rsid="06435662"/>
    </style:style>
    <style:style style:name="T86" style:family="text">
      <style:text-properties officeooo:rsid="0682e952"/>
    </style:style>
    <style:style style:name="T87" style:family="text">
      <style:text-properties officeooo:rsid="068aa1e3"/>
    </style:style>
    <style:style style:name="T88" style:family="text">
      <style:text-properties officeooo:rsid="068f8067"/>
    </style:style>
    <style:style style:name="T89" style:family="text">
      <style:text-properties officeooo:rsid="069024ff"/>
    </style:style>
    <style:style style:name="T90" style:family="text">
      <style:text-properties fo:color="#000000" loext:opacity="100%" style:font-name="Monospace" fo:font-size="12pt" fo:font-style="normal" fo:font-weight="normal" officeooo:rsid="0699247f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שאלה 0 <text:span text:style-name="T86">[רשות]</text:span>: <text:span text:style-name="T86">הזדמנות נוספת לפתור את שאלה 2 מהשיעור הקודם</text:span></text:p>
      <text:p text:style-name="P34"><text:span text:style-name="T46">סעיף </text:span><text:span text:style-name="T47">ב</text:span><text:span text:style-name="T50"> </text:span><text:span text:style-name="T51">[</text:span><text:span text:style-name="T65">2</text:span><text:span text:style-name="T51"> נק’]</text:span><text:span text:style-name="T44">. </text:span><text:span text:style-name="T59">תארו אלגוריתם יעיל </text:span><text:span text:style-name="T63">(זמן ריצה פולינומיאלי במספר השחקנים)</text:span><text:span text:style-name="T59">, המוצא חלוקה EFx בין כל מספר של שחקנים, כאשר השחקנים </text:span><text:span text:style-name="T44">מסכימים על סדר </text:span><text:span text:style-name="T45">ההעדפות של החפצים (כלומר: כל השחקנים מסכימים מה החפץ הכי טוב, מה החפץ השני הכי טוב, וכו’)</text:span><text:span text:style-name="T44">. </text:span></text:p>
      <text:p text:style-name="P34"><text:span text:style-name="T49">שימו לב</text:span><text:span text:style-name="T43">: השחקנים לא חייבים להסכים על </text:span><text:span text:style-name="T46">הערכים </text:span><text:span text:style-name="T43">של החפצים, אלא רק על </text:span><text:span text:style-name="T46">הסדר </text:span><text:span text:style-name="T43">בין החפצים. לדוגמה, ייתכן ששחקן </text:span><text:span text:style-name="T62">1</text:span><text:span text:style-name="T43"> מייחס לחפצים א,ב,ג את הערכים 33,22,11 ושחקן 2 מייחס ל</text:span><text:span text:style-name="T48">אותם חפצים </text:span><text:span text:style-name="T43">את הערכים 99,77,22, </text:span><text:span text:style-name="T48">וכד’.</text:span></text:p>
      <text:p text:style-name="P31"><text:span text:style-name="T77">יש </text:span><text:span text:style-name="T78">להדגים את פעולת האלגוריתם, ו</text:span><text:span text:style-name="T77">להוכיח </text:span><text:span text:style-name="T73">שהוא </text:span><text:span text:style-name="T77">מוצא תמיד חלוקה </text:span><text:span text:style-name="T48">EFx.</text:span></text:p>
      <text:p text:style-name="P35"><text:span text:style-name="T72">סעיף ה</text:span><text:span text:style-name="T52">. </text:span><text:span text:style-name="T53">נסו לגרום לכלי ב"מ כלשהו </text:span><text:span text:style-name="T52">לתאר לכם אלגוריתם </text:span><text:span text:style-name="T54">קצר ופשוט </text:span><text:span text:style-name="T52">למציאת חלוקה EFx בין </text:span><text:span text:style-name="T54">שלושה שחקנים, או אלגוריתם כלשהו למציאת חלוקה כנ"ל בין </text:span><text:span text:style-name="T66">ארבעה </text:span><text:span text:style-name="T52">שחקנים. </text:span><text:span text:style-name="T67">הוכיחו </text:span><text:span text:style-name="T68">פורמלית</text:span><text:span text:style-name="T67"> </text:span><text:span text:style-name="T52">שהאלגוריתם נכון, </text:span><text:span text:style-name="T70">והדגימו </text:span><text:span text:style-name="T69">אותו על מספר דוגמאות. </text:span><text:span text:style-name="T65">[</text:span><text:span text:style-name="T71">זו שאלה פתוחה – רבים ניסו ולא הצליחו… מי שיצליח יקבל </text:span><text:span text:style-name="T65">100 בקורס </text:span><text:span text:style-name="T71">+ סיכוי לתיזה</text:span><text:span text:style-name="T65">].</text:span></text:p>
      <text:p text:style-name="P37"/>
      <text:h text:style-name="P39" text:outline-level="1"><text:span text:style-name="T1">מטלה</text:span><text:span text:style-name="T2"> </text:span><text:span text:style-name="T86">חדשה </text:span><text:span text:style-name="T2">–</text:span><text:span text:style-name="T3"> </text:span><text:span text:style-name="T4">חלוקת חפצים עם כסף</text:span></text:h>
      <text:p text:style-name="P28"><text:span text:style-name="T86">בנוסף לשאלה 0 </text:span><text:span text:style-name="T87">(אם פתרתם אותה)</text:span><text:span text:style-name="T86">, </text:span><text:span text:style-name="T2">‫יש לענות על שאלה אחת </text:span><text:span text:style-name="T87">מהשאלות למטה </text:span><text:span text:style-name="T2">לבחירתכם. שאלות או סעיפים עם כוכבית‬ מזכים </text:span><text:span text:style-name="T5">בניקוד כפול.</text:span><text:span text:style-name="T2">‬</text:span></text:p>
      <text:p text:style-name="P3"><text:span text:style-name="T6">שאלה </text:span><text:span text:style-name="T7">1</text:span><text:span text:style-name="T6">: </text:span><text:span text:style-name="T21">אלגוריתם המכרז </text:span><text:span text:style-name="T8">עם מס</text:span></text:p>
      <text:p text:style-name="P9"><text:span text:style-name="T22">נתונה בעיית חלוקה עם כסף, של </text:span><text:span text:style-name="T15">m חפצים בין n אנשים. כל אדם המקבל סכום כסף חיובי כלשהו x צריך לשלם t*x מס הכנסה, כאשר t <text:s/>הוא מספר קבוע כלשהו בין 0 ל-1 (נניח t=0.3 <text:s/>זה 30% מס).</text:span></text:p>
      <text:p text:style-name="P10"/>
      <text:p text:style-name="P12"><text:span text:style-name="T16">א. </text:span><text:span text:style-name="T14">הראו שאלגוריתם "המכרז השווה" לא תמיד מחזיר חלוקה ללא קנאה.</text:span></text:p>
      <text:list xml:id="list2413087259" text:style-name="L1">
        <text:list-item>
          <text:p text:style-name="P40"><text:span text:style-name="T17">שימו לב: מס הכנסה מתייחס לתשלום </text:span><text:span text:style-name="T19">נטו</text:span><text:span text:style-name="T20">, לדוגמה, אם שחקן שילם 100 וקיבל 150, הוא ישלם מס רק על 50; אם הוא שילם 100 וקיבל 50, הוא לא ישלם מס בכלל.</text:span></text:p>
        </text:list-item>
      </text:list>
      <text:p text:style-name="P11"/>
      <text:p text:style-name="P13"><text:span text:style-name="T14">* ב. תארו אלגוריתם המוצא חלוקה </text:span><text:span text:style-name="T18">יעילה-פארטו ו</text:span><text:span text:style-name="T14">ללא קנאה, או הוכיחו שלא קיים כזה.</text:span></text:p>
      <text:p text:style-name="P11"/>
      <text:p text:style-name="P4">שאלה <text:span text:style-name="T9">2</text:span>: <text:span text:style-name="T10">אלגוריתם המכרז: </text:span><text:span text:style-name="T11">התחכמו</text:span><text:span text:style-name="T13">יו</text:span><text:span text:style-name="T11">ת</text:span></text:p>
      <text:p text:style-name="P20"><text:span text:style-name="T40">א. </text:span><text:span text:style-name="T41">n </text:span><text:span text:style-name="T42">שחקנים מחלקים ביניהם חפץ אחד בעזרת אלגוריתם "המכרז השווה". שחקן 1 הצליח לגלות את הערכים של כל השחקנים 2,…,n <text:s/>לאותו חפץ. שחקן 1 רוצה להשתמש במידע הזה כדי </text:span><text:span text:style-name="T40">להתחכם - </text:span><text:span text:style-name="T42">למסור לאלגוריתם ערך שונה מהערך האמיתי שלו, כך שהתועלת שלו תהיה גדולה ביותר. תארו אלגוריתם שיעזור לשחקן 1 </text:span><text:span text:style-name="T40">למצוא התחכמות טובה ביותר (כלומר: להחליט </text:span><text:span text:style-name="T42">איזה ערך למסור לאלגוריתם כדי להשיג את התועלת הגבוהה ביותר האפשרית</text:span><text:span text:style-name="T40">)</text:span><text:span text:style-name="T42">. </text:span></text:p>
      <text:p text:style-name="P41"/>
      <text:p text:style-name="P18"><text:span text:style-name="T25">הדרכה</text:span><text:span text:style-name="T24">: לפני שתנסו לפתח אלגוריתם כללי, נסו לבדוק מקרים פרטיים ולהבין מה קורה. לדוגמה, שני שחקנים עם ערכים 10, 20 או 20, 10.</text:span></text:p>
      <text:p text:style-name="P42"/>
      <text:p text:style-name="P21"><text:span text:style-name="T42">ב. </text:span><text:span text:style-name="T40">הוכיחו, שאם שחקן 1 לא יודע את הערכים של השחקנים 2,…,n, אז לא קיימת התחכמות בטוחה.</text:span></text:p>
      <text:p text:style-name="P41"/>
      <text:p text:style-name="P7"><text:soft-page-break/>שאלה<text:span text:style-name="T12"> </text:span><text:span text:style-name="T90">3</text:span>: <text:span text:style-name="T32">השמת חפצים </text:span><text:span text:style-name="T33">אגליטרית</text:span></text:p>
      <text:p text:style-name="P19"><text:span text:style-name="T35">נתונים n שחקנים ו־n </text:span><text:span text:style-name="T36">חדרים</text:span><text:span text:style-name="T35">. צריך לתת </text:span><text:span text:style-name="T36">חדר </text:span><text:span text:style-name="הבחנה"><text:span text:style-name="T34">אחד בדיוק</text:span></text:span><text:span text:style-name="T35"> לכל שחקן, </text:span><text:span text:style-name="הבחנה"><text:span text:style-name="T34">ללא</text:span></text:span><text:span text:style-name="T35"> כספים. תארו אלגוריתמים </text:span><text:span text:style-name="T37">יעילים </text:span><text:span text:style-name="T38">(- זמן ריצה פולינומיאלי ב-</text:span><text:span text:style-name="T39">n)</text:span><text:span text:style-name="T37"> </text:span><text:span text:style-name="T35">למציאת השמות המקיימות את התנאים הבאים:</text:span></text:p>
      <text:p text:style-name="P14"/>
      <text:p text:style-name="P17"><text:span text:style-name="T26">א</text:span><text:span text:style-name="T23">. </text:span><text:span text:style-name="T27">השמה הממקסמת את </text:span><text:span text:style-name="T28">מכפלת </text:span><text:span text:style-name="T23">הערכים.</text:span></text:p>
      <text:p text:style-name="P17"/>
      <text:p text:style-name="P17"><text:span text:style-name="T30">ב</text:span><text:span text:style-name="T23">. </text:span><text:span text:style-name="T27">השמה אגליטרית </text:span><text:span text:style-name="T31">(השמה </text:span><text:span text:style-name="T27">הממקסמת את </text:span><text:span text:style-name="T26">הערך </text:span><text:span text:style-name="T29">הקטן ביותר</text:span><text:span text:style-name="T31">)</text:span><text:span text:style-name="T23">.</text:span></text:p>
      <text:p text:style-name="P17"/>
      <text:p text:style-name="P15">* <text:span text:style-name="T85">ג</text:span>. השמה לקסימין־אגליטרית.</text:p>
      <text:p text:style-name="P16"/>
      <text:p text:style-name="P16"><text:span text:style-name="T33">הדגימו ו</text:span>הוכיחו את נכונות האלגוריתמים <text:span text:style-name="T33">שלכם</text:span>.</text:p>
      <text:p text:style-name="P16"><text:s/></text:p>
      <text:p text:style-name="P6"><text:span text:style-name="T34">* שאלה </text:span><text:span text:style-name="T76">4</text:span><text:span text:style-name="T34">: </text:span><text:span text:style-name="T79">בניית סימפלקס התמחורים</text:span></text:p>
      <text:p text:style-name="P29">נתונה דירה עם שלושה חדרים, ושלושה דיירים עם תועלות קוואזיליניאריות, והערכים הבאים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528557789008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2">סלון</text:p>
          </table:table-cell>
          <table:table-cell table:style-name="Table1.A1" office:value-type="string">
            <text:p text:style-name="P22">חדר שינה</text:p>
          </table:table-cell>
          <table:table-cell table:style-name="Table1.A1" office:value-type="string">
            <text:p text:style-name="P22">מרתף</text:p>
          </table:table-cell>
        </table:table-row>
        <table:table-row table:style-name="TableLine1528557789280">
          <table:table-cell table:style-name="Table1.A1" office:value-type="string">
            <text:p text:style-name="P23">אבי</text:p>
          </table:table-cell>
          <table:table-cell table:style-name="Table1.A1" office:value-type="string">
            <text:p text:style-name="P24">70</text:p>
          </table:table-cell>
          <table:table-cell table:style-name="Table1.A1" office:value-type="string">
            <text:p text:style-name="P24">20</text:p>
          </table:table-cell>
          <table:table-cell table:style-name="Table1.A1" office:value-type="string">
            <text:p text:style-name="P24">10</text:p>
          </table:table-cell>
        </table:table-row>
        <table:table-row table:style-name="TableLine1528557772144">
          <table:table-cell table:style-name="Table1.A1" office:value-type="string">
            <text:p text:style-name="P23">בני</text:p>
          </table:table-cell>
          <table:table-cell table:style-name="Table1.A1" office:value-type="string">
            <text:p text:style-name="P25">35</text:p>
          </table:table-cell>
          <table:table-cell table:style-name="Table1.A1" office:value-type="string">
            <text:p text:style-name="P25">45</text:p>
          </table:table-cell>
          <table:table-cell table:style-name="Table1.A1" office:value-type="string">
            <text:p text:style-name="P24">20</text:p>
          </table:table-cell>
        </table:table-row>
        <table:table-row table:style-name="TableLine1528557773232">
          <table:table-cell table:style-name="Table1.A1" office:value-type="string">
            <text:p text:style-name="P23">גבי</text:p>
          </table:table-cell>
          <table:table-cell table:style-name="Table1.A1" office:value-type="string">
            <text:p text:style-name="P26">45</text:p>
          </table:table-cell>
          <table:table-cell table:style-name="Table1.A1" office:value-type="string">
            <text:p text:style-name="P26">45</text:p>
          </table:table-cell>
          <table:table-cell table:style-name="Table1.A1" office:value-type="string">
            <text:p text:style-name="P26">10</text:p>
          </table:table-cell>
        </table:table-row>
      </table:table>
      <text:p text:style-name="P29"/>
      <text:p text:style-name="P29">כמו כן, נתון R=T=100.</text:p>
      <text:p text:style-name="P33"><text:span text:style-name="T80">א. </text:span><text:span text:style-name="T74">בנו </text:span><text:span text:style-name="T80">את סימפלקס התימחורים </text:span><text:span text:style-name="T81">המחולק </text:span><text:span text:style-name="T80">למשולשים שצלעם באורך </text:span><text:span text:style-name="T74">0.2</text:span><text:span text:style-name="T80">. </text:span><text:span text:style-name="T81">לכל קודקוד בסימפלקס, ציינו את החדר המועדף על כל אחד מהשחקנים [מומלץ </text:span><text:span text:style-name="T75">להיעזר ב</text:span><text:span text:style-name="T81">קוד].</text:span></text:p>
      <text:p text:style-name="P29">ב. מיצאו את כל המשולשונים המגוונים <text:span text:style-name="T88">בסימפלקס מסעיף א.</text:span></text:p>
      <text:p text:style-name="P36">ג. מיצאו חלוקה אחת ללא קנא<text:span text:style-name="T89">ה; ציינו את התימחור ואת ההשמה.</text:span></text:p>
      <text:p text:style-name="P38"/>
      <text:p text:style-name="P8"><text:span text:style-name="T34">שאלה </text:span><text:span text:style-name="T76">5</text:span><text:span text:style-name="T34">: <text:s/></text:span><text:span text:style-name="T83">חלוקה ללא קנאה של מטלות</text:span></text:p>
      <text:p text:style-name="P32"><text:span text:style-name="T82">‬</text:span><text:span text:style-name="T84">צריך לחלק </text:span><text:span text:style-name="T56">n </text:span><text:span text:style-name="T64">מטלות </text:span><text:span text:style-name="T56">בין n שחקנים. השחקנים מייחסים ערכים שונים (</text:span><text:span text:style-name="T55">שליליים</text:span><text:span text:style-name="T56">) </text:span><text:span text:style-name="T61">למטלות </text:span><text:span text:style-name="T56">השונות. כל </text:span><text:span text:style-name="T61">המטלות </text:span><text:span text:style-name="T56">מתבצעות באותו זמן, ולכן כל שחקן צריך </text:span><text:span text:style-name="T60">לקבל </text:span><text:span text:style-name="T61">מטלה </text:span><text:span text:style-name="T56">אחת בדיוק. כדי לפצות את השחקנים על המאמץ, אנחנו מוכנים לשלם לכל שחקן סכום-כסף כלשהו; </text:span><text:span text:style-name="T58">התקציב הכולל שלנו הוא 1000</text:span><text:span text:style-name="T56">. </text:span><text:span text:style-name="T57">המטרה היא למצוא חלוקה ללא-קנאה של מטלות וכסף, כך שאף שחקן לא יקנא בסל (מטלה + תקבול-כסף) של שחקן אחר.</text:span></text:p>
      <text:p text:style-name="P30">נתון: כל שחקן מעדיף לעשות כל מטלה בתשלום, על פני כל מטלה אחרת בחינם.</text:p>
      <text:p text:style-name="P30">הוכיחו שתמיד קיימת חלוקה ללא קנאה.</text:p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David" svg:font-family="David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line-height="0.2071in" fo:text-indent="0in" style:auto-text-indent="false"/>
    </style:style>
    <style:style style:name="בולט" style:family="paragraph" style:parent-style-name="List_20_Paragraph" style:default-outline-level="">
      <style:paragraph-properties fo:line-height="0.2154i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325" style:display-name="ListLabel 325" style:family="text">
      <style:text-properties style:font-name-complex="OpenSymbol2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2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2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2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2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2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2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2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text-position="0% 100%" style:language-complex="he" style:country-complex="IL"/>
    </style:style>
    <style:style style:name="ListLabel_20_2" style:display-name="ListLabel 2" style:family="text">
      <style:text-properties fo:font-size="8pt" style:font-size-asian="8pt" style:font-name-complex="Courier New" style:font-family-complex="'Courier New'" style:font-family-generic-complex="system" style:font-pitch-complex="variable" style:font-size-complex="8pt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הבחנה" style:family="text" style:parent-style-name="Default_20_Paragraph_20_Font">
      <style:text-properties style:font-name="Arial" fo:font-family="Arial" style:font-family-generic="roman" style:font-pitch="variable" fo:letter-spacing="0.0043in" style:font-name-complex="Arial1" style:font-family-complex="Arial" style:font-family-generic-complex="system" style:font-pitch-complex="variable" style:text-scale="11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ListLabel_20_325" style:num-suffix="" text:bullet-char="">
        <style:list-level-properties text:list-level-position-and-space-mode="label-alignment" fo:text-align="end">
          <style:list-level-label-alignment text:label-followed-by="listtab" text:list-tab-stop-position="0.5445in" fo:text-indent="-0.25in" fo:margin-left="0.5445in"/>
        </style:list-level-properties>
        <style:text-properties fo:font-family="Symbol" style:font-charset="x-symbol"/>
      </text:list-level-style-bullet>
      <text:list-level-style-bullet text:level="2" text:style-name="ListLabel_20_326" style:num-suffix="◦" text:bullet-char="◦">
        <style:list-level-properties text:list-level-position-and-space-mode="label-alignment" fo:text-align="end">
          <style:list-level-label-alignment text:label-followed-by="listtab" text:list-tab-stop-position="0.7945in" fo:text-indent="-0.25in" fo:margin-left="0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27" style:num-suffix="▪" text:bullet-char="▪">
        <style:list-level-properties text:list-level-position-and-space-mode="label-alignment" fo:text-align="end">
          <style:list-level-label-alignment text:label-followed-by="listtab" text:list-tab-stop-position="1.0445in" fo:text-indent="-0.25in" fo:margin-left="1.0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28" style:num-suffix="" text:bullet-char="">
        <style:list-level-properties text:list-level-position-and-space-mode="label-alignment" fo:text-align="end">
          <style:list-level-label-alignment text:label-followed-by="listtab" text:list-tab-stop-position="1.2945in" fo:text-indent="-0.25in" fo:margin-left="1.2945in"/>
        </style:list-level-properties>
        <style:text-properties fo:font-family="Symbol" style:font-charset="x-symbol"/>
      </text:list-level-style-bullet>
      <text:list-level-style-bullet text:level="5" text:style-name="ListLabel_20_329" style:num-suffix="◦" text:bullet-char="◦">
        <style:list-level-properties text:list-level-position-and-space-mode="label-alignment" fo:text-align="end">
          <style:list-level-label-alignment text:label-followed-by="listtab" text:list-tab-stop-position="1.5445in" fo:text-indent="-0.25in" fo:margin-left="1.5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0" style:num-suffix="▪" text:bullet-char="▪">
        <style:list-level-properties text:list-level-position-and-space-mode="label-alignment" fo:text-align="end">
          <style:list-level-label-alignment text:label-followed-by="listtab" text:list-tab-stop-position="1.7945in" fo:text-indent="-0.25in" fo:margin-left="1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31" style:num-suffix="" text:bullet-char="">
        <style:list-level-properties text:list-level-position-and-space-mode="label-alignment" fo:text-align="end">
          <style:list-level-label-alignment text:label-followed-by="listtab" text:list-tab-stop-position="2.0445in" fo:text-indent="-0.25in" fo:margin-left="2.0445in"/>
        </style:list-level-properties>
        <style:text-properties fo:font-family="Symbol" style:font-charset="x-symbol"/>
      </text:list-level-style-bullet>
      <text:list-level-style-bullet text:level="8" text:style-name="ListLabel_20_332" style:num-suffix="◦" text:bullet-char="◦">
        <style:list-level-properties text:list-level-position-and-space-mode="label-alignment" fo:text-align="end">
          <style:list-level-label-alignment text:label-followed-by="listtab" text:list-tab-stop-position="2.2945in" fo:text-indent="-0.25in" fo:margin-left="2.2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33" style:num-suffix="▪" text:bullet-char="▪">
        <style:list-level-properties text:list-level-position-and-space-mode="label-alignment" fo:text-align="end">
          <style:list-level-label-alignment text:label-followed-by="listtab" text:list-tab-stop-position="2.5445in" fo:text-indent="-0.25in" fo:margin-left="2.544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5-04-28T01:10:23.905000000</dc:date>
    <meta:editing-duration>P11DT23H37M19S</meta:editing-duration>
    <meta:editing-cycles>1499</meta:editing-cycles>
    <meta:document-statistic meta:table-count="1" meta:image-count="0" meta:object-count="0" meta:page-count="2" meta:paragraph-count="50" meta:word-count="634" meta:character-count="3370" meta:non-whitespace-character-count="2780"/>
  </office:meta>
</office:document-meta>
</file>